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margin-top="0.247cm" fo:margin-bottom="0cm" style:contextual-spacing="false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Criando um novo registro</text:h>
      <text:p text:style-name="Preformatted_20_Text">ruby</text:p>
      <text:p text:style-name="Preformatted_20_Text">Copiar código</text:p>
      <text:p text:style-name="P2"><text:span text:style-name="Source_20_Text"># Cria um novo registro de usuário</text:span></text:p>
      <text:p text:style-name="P2"><text:span text:style-name="Source_20_Text">user = User.new(name: "John Doe", email: "john.doe@example.com")</text:span></text:p>
      <text:p text:style-name="P3"><text:span text:style-name="Source_20_Text">user.save</text:span></text:p>
      <text:h text:style-name="Heading_20_3" text:outline-level="3">2. Encontrando um registro pelo ID</text:h>
      <text:p text:style-name="Preformatted_20_Text">ruby</text:p>
      <text:p text:style-name="Preformatted_20_Text">Copiar código</text:p>
      <text:p text:style-name="P2"><text:span text:style-name="Source_20_Text"># Encontra um usuário pelo ID</text:span></text:p>
      <text:p text:style-name="P3"><text:span text:style-name="Source_20_Text">user = User.find(1)</text:span></text:p>
      <text:h text:style-name="Heading_20_3" text:outline-level="3">3. Atualizando um registro</text:h>
      <text:p text:style-name="Preformatted_20_Text">ruby</text:p>
      <text:p text:style-name="Preformatted_20_Text">Copiar código</text:p>
      <text:p text:style-name="P2"><text:span text:style-name="Source_20_Text"># Atualiza o nome de um usuário</text:span></text:p>
      <text:p text:style-name="P2"><text:span text:style-name="Source_20_Text">user = User.find(1)</text:span></text:p>
      <text:p text:style-name="P3"><text:span text:style-name="Source_20_Text">user.update(name: "Jane Doe")</text:span></text:p>
      <text:h text:style-name="Heading_20_3" text:outline-level="3">4. Deletando um registro</text:h>
      <text:p text:style-name="Preformatted_20_Text">ruby</text:p>
      <text:p text:style-name="Preformatted_20_Text">Copiar código</text:p>
      <text:p text:style-name="P2"><text:span text:style-name="Source_20_Text"># Deleta um usuário</text:span></text:p>
      <text:p text:style-name="P2"><text:span text:style-name="Source_20_Text">user = User.find(1)</text:span></text:p>
      <text:p text:style-name="P3"><text:span text:style-name="Source_20_Text">user.destroy</text:span></text:p>
      <text:h text:style-name="Heading_20_3" text:outline-level="3">5. Encontrando todos os registros</text:h>
      <text:p text:style-name="Preformatted_20_Text">ruby</text:p>
      <text:p text:style-name="Preformatted_20_Text">Copiar código</text:p>
      <text:p text:style-name="P2"><text:span text:style-name="Source_20_Text"># Encontra todos os usuários</text:span></text:p>
      <text:p text:style-name="P3"><text:span text:style-name="Source_20_Text">users = User.all</text:span></text:p>
      <text:h text:style-name="Heading_20_3" text:outline-level="3">6. Encontrando registros com condições</text:h>
      <text:p text:style-name="Preformatted_20_Text">ruby</text:p>
      <text:p text:style-name="Preformatted_20_Text">Copiar código</text:p>
      <text:p text:style-name="P2"><text:span text:style-name="Source_20_Text"># Encontra usuários com um determinado email</text:span></text:p>
      <text:p text:style-name="P3"><text:span text:style-name="Source_20_Text">users = User.where(email: "john.doe@example.com")</text:span></text:p>
      <text:h text:style-name="Heading_20_3" text:outline-level="3">7. Ordenando registros</text:h>
      <text:p text:style-name="Preformatted_20_Text">ruby</text:p>
      <text:p text:style-name="Preformatted_20_Text">Copiar código</text:p>
      <text:p text:style-name="P2"><text:span text:style-name="Source_20_Text"># Encontra usuários ordenados por nome</text:span></text:p>
      <text:p text:style-name="P3"><text:span text:style-name="Source_20_Text">users = User.order(:name)</text:span></text:p>
      <text:h text:style-name="Heading_20_3" text:outline-level="3">8. Limitando o número de registros</text:h>
      <text:p text:style-name="Preformatted_20_Text">ruby</text:p>
      <text:p text:style-name="Preformatted_20_Text">Copiar código</text:p>
      <text:p text:style-name="P2"><text:span text:style-name="Source_20_Text"># Encontra os primeiros 5 usuários</text:span></text:p>
      <text:p text:style-name="P3"><text:soft-page-break/><text:span text:style-name="Source_20_Text">users = User.limit(5)</text:span></text:p>
      <text:h text:style-name="Heading_20_3" text:outline-level="3">9. Paginando registros</text:h>
      <text:p text:style-name="Preformatted_20_Text">ruby</text:p>
      <text:p text:style-name="Preformatted_20_Text">Copiar código</text:p>
      <text:p text:style-name="P2"><text:span text:style-name="Source_20_Text"># Paginando registros (primeira página com 10 usuários)</text:span></text:p>
      <text:p text:style-name="P3"><text:span text:style-name="Source_20_Text">users = User.page(1).per(10)</text:span></text:p>
      <text:h text:style-name="Heading_20_3" text:outline-level="3">10. Encontrando ou criando um registro</text:h>
      <text:p text:style-name="Preformatted_20_Text">ruby</text:p>
      <text:p text:style-name="Preformatted_20_Text">Copiar código</text:p>
      <text:p text:style-name="P2"><text:span text:style-name="Source_20_Text"># Encontra ou cria um usuário</text:span></text:p>
      <text:p text:style-name="P2"><text:span text:style-name="Source_20_Text">user = User.find_or_create_by(email: "john.doe@example.com") do |u|</text:span></text:p>
      <text:p text:style-name="P2"><text:span text:style-name="Source_20_Text"><text:s text:c="2"/>u.name = "John Doe"</text:span></text:p>
      <text:p text:style-name="P3"><text:span text:style-name="Source_20_Text">end</text:span></text:p>
      <text:h text:style-name="Heading_20_3" text:outline-level="3">11. Validações básicas</text:h>
      <text:p text:style-name="Preformatted_20_Text">ruby</text:p>
      <text:p text:style-name="Preformatted_20_Text">Copiar código</text:p>
      <text:p text:style-name="P2"><text:span text:style-name="Source_20_Text"># Modelo de usuário com validações</text:span></text:p>
      <text:p text:style-name="P2"><text:span text:style-name="Source_20_Text">class User &lt; ApplicationRecord</text:span></text:p>
      <text:p text:style-name="P2"><text:span text:style-name="Source_20_Text"><text:s text:c="2"/>validates :name, presence: true</text:span></text:p>
      <text:p text:style-name="P2"><text:span text:style-name="Source_20_Text"><text:s text:c="2"/>validates :email, presence: true, uniqueness: true</text:span></text:p>
      <text:p text:style-name="P3"><text:span text:style-name="Source_20_Text">end</text:span></text:p>
      <text:h text:style-name="Heading_20_3" text:outline-level="3">12. Associações (belongs_to e has_many)</text:h>
      <text:p text:style-name="Preformatted_20_Text">ruby</text:p>
      <text:p text:style-name="Preformatted_20_Text">Copiar código</text:p>
      <text:p text:style-name="P2"><text:span text:style-name="Source_20_Text"># Modelos com associações</text:span></text:p>
      <text:p text:style-name="P2"><text:span text:style-name="Source_20_Text">class User &lt; ApplicationRecord</text:span></text:p>
      <text:p text:style-name="P2"><text:span text:style-name="Source_20_Text"><text:s text:c="2"/>has_many :posts</text:span></text:p>
      <text:p text:style-name="P2"><text:span text:style-name="Source_20_Text">end</text:span></text:p>
      <text:p text:style-name="P2"/>
      <text:p text:style-name="P2"><text:span text:style-name="Source_20_Text">class Post &lt; ApplicationRecord</text:span></text:p>
      <text:p text:style-name="P2"><text:span text:style-name="Source_20_Text"><text:s text:c="2"/>belongs_to :user</text:span></text:p>
      <text:p text:style-name="P3"><text:span text:style-name="Source_20_Text">end</text:span></text:p>
      <text:h text:style-name="P1" text:outline-level="3">13. Associações (has_many</text:h>
      <text:h text:style-name="Heading_20_3" text:outline-level="3">)</text:h>
      <text:p text:style-name="Preformatted_20_Text">ruby</text:p>
      <text:p text:style-name="Preformatted_20_Text">Copiar código</text:p>
      <text:p text:style-name="P2"><text:span text:style-name="Source_20_Text"># Modelos com associação has_many :through</text:span></text:p>
      <text:p text:style-name="P2"><text:span text:style-name="Source_20_Text">class User &lt; ApplicationRecord</text:span></text:p>
      <text:p text:style-name="P2"><text:span text:style-name="Source_20_Text"><text:s text:c="2"/>has_many :user_projects</text:span></text:p>
      <text:p text:style-name="P2"><text:span text:style-name="Source_20_Text"><text:s text:c="2"/>has_many :projects, through: :user_projects</text:span></text:p>
      <text:p text:style-name="P2"><text:span text:style-name="Source_20_Text">end</text:span></text:p>
      <text:p text:style-name="P2"/>
      <text:p text:style-name="P2"><text:span text:style-name="Source_20_Text">class Project &lt; ApplicationRecord</text:span></text:p>
      <text:p text:style-name="P2"><text:span text:style-name="Source_20_Text"><text:s text:c="2"/>has_many :user_projects</text:span></text:p>
      <text:p text:style-name="P2"><text:span text:style-name="Source_20_Text"><text:s text:c="2"/>has_many :users, through: :user_projects</text:span></text:p>
      <text:p text:style-name="P2"><text:span text:style-name="Source_20_Text">end</text:span></text:p>
      <text:p text:style-name="P2"/>
      <text:p text:style-name="P2"><text:span text:style-name="Source_20_Text">class UserProject &lt; ApplicationRecord</text:span></text:p>
      <text:p text:style-name="P2"><text:span text:style-name="Source_20_Text"><text:s text:c="2"/>belongs_to :user</text:span></text:p>
      <text:p text:style-name="P2"><text:soft-page-break/><text:span text:style-name="Source_20_Text"><text:s text:c="2"/>belongs_to :project</text:span></text:p>
      <text:p text:style-name="P3"><text:span text:style-name="Source_20_Text">end</text:span></text:p>
      <text:h text:style-name="Heading_20_3" text:outline-level="3">14. Scopes</text:h>
      <text:p text:style-name="Preformatted_20_Text">ruby</text:p>
      <text:p text:style-name="Preformatted_20_Text">Copiar código</text:p>
      <text:p text:style-name="P2"><text:span text:style-name="Source_20_Text"># Definindo scopes em um modelo</text:span></text:p>
      <text:p text:style-name="P2"><text:span text:style-name="Source_20_Text">class User &lt; ApplicationRecord</text:span></text:p>
      <text:p text:style-name="P2"><text:span text:style-name="Source_20_Text"><text:s text:c="2"/>scope :active, -&gt; { where(active: true) }</text:span></text:p>
      <text:p text:style-name="P2"><text:span text:style-name="Source_20_Text"><text:s text:c="2"/>scope :recent, -&gt; { order(created_at: :desc) }</text:span></text:p>
      <text:p text:style-name="P3"><text:span text:style-name="Source_20_Text">end</text:span></text:p>
      <text:h text:style-name="Heading_20_3" text:outline-level="3">15. Callbacks</text:h>
      <text:p text:style-name="Preformatted_20_Text">ruby</text:p>
      <text:p text:style-name="Preformatted_20_Text">Copiar código</text:p>
      <text:p text:style-name="P2"><text:span text:style-name="Source_20_Text"># Utilizando callbacks em um modelo</text:span></text:p>
      <text:p text:style-name="P2"><text:span text:style-name="Source_20_Text">class User &lt; ApplicationRecord</text:span></text:p>
      <text:p text:style-name="P2"><text:span text:style-name="Source_20_Text"><text:s text:c="2"/>before_save :normalize_name</text:span></text:p>
      <text:p text:style-name="P2"/>
      <text:p text:style-name="P2"><text:span text:style-name="Source_20_Text"><text:s text:c="2"/>private</text:span></text:p>
      <text:p text:style-name="P2"/>
      <text:p text:style-name="P2"><text:span text:style-name="Source_20_Text"><text:s text:c="2"/>def normalize_name</text:span></text:p>
      <text:p text:style-name="P2"><text:span text:style-name="Source_20_Text"><text:s text:c="4"/>self.name = name.titleize</text:span></text:p>
      <text:p text:style-name="P2"><text:span text:style-name="Source_20_Text"><text:s text:c="2"/>end</text:span></text:p>
      <text:p text:style-name="P3"><text:span text:style-name="Source_20_Text">end</text:span></text:p>
      <text:h text:style-name="Heading_20_3" text:outline-level="3">16. Polymorphic Associations</text:h>
      <text:p text:style-name="Preformatted_20_Text">ruby</text:p>
      <text:p text:style-name="Preformatted_20_Text">Copiar código</text:p>
      <text:p text:style-name="P2"><text:span text:style-name="Source_20_Text"># Modelos com associação polimórfica</text:span></text:p>
      <text:p text:style-name="P2"><text:span text:style-name="Source_20_Text">class Comment &lt; ApplicationRecord</text:span></text:p>
      <text:p text:style-name="P2"><text:span text:style-name="Source_20_Text"><text:s text:c="2"/>belongs_to :commentable, polymorphic: true</text:span></text:p>
      <text:p text:style-name="P2"><text:span text:style-name="Source_20_Text">end</text:span></text:p>
      <text:p text:style-name="P2"/>
      <text:p text:style-name="P2"><text:span text:style-name="Source_20_Text">class Post &lt; ApplicationRecord</text:span></text:p>
      <text:p text:style-name="P2"><text:span text:style-name="Source_20_Text"><text:s text:c="2"/>has_many :comments, as: :commentable</text:span></text:p>
      <text:p text:style-name="P2"><text:span text:style-name="Source_20_Text">end</text:span></text:p>
      <text:p text:style-name="P2"/>
      <text:p text:style-name="P2"><text:span text:style-name="Source_20_Text">class Event &lt; ApplicationRecord</text:span></text:p>
      <text:p text:style-name="P2"><text:span text:style-name="Source_20_Text"><text:s text:c="2"/>has_many :comments, as: :commentable</text:span></text:p>
      <text:p text:style-name="P3"><text:span text:style-name="Source_20_Text">end</text:span></text:p>
      <text:h text:style-name="Heading_20_3" text:outline-level="3">17. Validations Customizadas</text:h>
      <text:p text:style-name="Preformatted_20_Text">ruby</text:p>
      <text:p text:style-name="Preformatted_20_Text">Copiar código</text:p>
      <text:p text:style-name="P2"><text:span text:style-name="Source_20_Text"># Validações customizadas em um modelo</text:span></text:p>
      <text:p text:style-name="P2"><text:span text:style-name="Source_20_Text">class User &lt; ApplicationRecord</text:span></text:p>
      <text:p text:style-name="P2"><text:span text:style-name="Source_20_Text"><text:s text:c="2"/>validate :email_domain</text:span></text:p>
      <text:p text:style-name="P2"/>
      <text:p text:style-name="P2"><text:span text:style-name="Source_20_Text"><text:s text:c="2"/>private</text:span></text:p>
      <text:p text:style-name="P2"/>
      <text:p text:style-name="P2"><text:span text:style-name="Source_20_Text"><text:s text:c="2"/>def email_domain</text:span></text:p>
      <text:p text:style-name="P2"><text:span text:style-name="Source_20_Text"><text:s text:c="4"/>unless email.ends_with?("example.com")</text:span></text:p>
      <text:p text:style-name="P2"><text:span text:style-name="Source_20_Text"><text:s text:c="6"/>errors.add(:email, "must be from example.com")</text:span></text:p>
      <text:p text:style-name="P2"><text:span text:style-name="Source_20_Text"><text:s text:c="4"/>end</text:span></text:p>
      <text:p text:style-name="P2"><text:span text:style-name="Source_20_Text"><text:s text:c="2"/>end</text:span></text:p>
      <text:p text:style-name="P3"><text:soft-page-break/><text:span text:style-name="Source_20_Text">end</text:span></text:p>
      <text:h text:style-name="Heading_20_3" text:outline-level="3">18. Enum</text:h>
      <text:p text:style-name="Preformatted_20_Text">ruby</text:p>
      <text:p text:style-name="Preformatted_20_Text">Copiar código</text:p>
      <text:p text:style-name="P2"><text:span text:style-name="Source_20_Text"># Utilizando enums em um modelo</text:span></text:p>
      <text:p text:style-name="P2"><text:span text:style-name="Source_20_Text">class User &lt; ApplicationRecord</text:span></text:p>
      <text:p text:style-name="P2"><text:span text:style-name="Source_20_Text"><text:s text:c="2"/>enum role: { user: 0, admin: 1, superadmin: 2 }</text:span></text:p>
      <text:p text:style-name="P2"><text:span text:style-name="Source_20_Text">end</text:span></text:p>
      <text:p text:style-name="P2"/>
      <text:p text:style-name="P2"><text:span text:style-name="Source_20_Text"># Configurando um usuário como admin</text:span></text:p>
      <text:p text:style-name="P2"><text:span text:style-name="Source_20_Text">user = User.find(1)</text:span></text:p>
      <text:p text:style-name="P3"><text:span text:style-name="Source_20_Text">user.admin!</text:span></text:p>
      <text:h text:style-name="Heading_20_3" text:outline-level="3">19. Nested Attributes</text:h>
      <text:p text:style-name="Preformatted_20_Text">ruby</text:p>
      <text:p text:style-name="Preformatted_20_Text">Copiar código</text:p>
      <text:p text:style-name="P2"><text:span text:style-name="Source_20_Text"># Modelos com nested attributes</text:span></text:p>
      <text:p text:style-name="P2"><text:span text:style-name="Source_20_Text">class User &lt; ApplicationRecord</text:span></text:p>
      <text:p text:style-name="P2"><text:span text:style-name="Source_20_Text"><text:s text:c="2"/>has_many :addresses</text:span></text:p>
      <text:p text:style-name="P2"><text:span text:style-name="Source_20_Text"><text:s text:c="2"/>accepts_nested_attributes_for :addresses</text:span></text:p>
      <text:p text:style-name="P2"><text:span text:style-name="Source_20_Text">end</text:span></text:p>
      <text:p text:style-name="P2"/>
      <text:p text:style-name="P2"><text:span text:style-name="Source_20_Text">class Address &lt; ApplicationRecord</text:span></text:p>
      <text:p text:style-name="P2"><text:span text:style-name="Source_20_Text"><text:s text:c="2"/>belongs_to :user</text:span></text:p>
      <text:p text:style-name="P2"><text:span text:style-name="Source_20_Text">end</text:span></text:p>
      <text:p text:style-name="P2"/>
      <text:p text:style-name="P2"><text:span text:style-name="Source_20_Text"># Criando um usuário com endereço</text:span></text:p>
      <text:p text:style-name="P2"><text:span text:style-name="Source_20_Text">user_params = { name: "John Doe", addresses_attributes: [{ street: "123 Main St" }] }</text:span></text:p>
      <text:p text:style-name="P3"><text:span text:style-name="Source_20_Text">User.create(user_params)</text:span></text:p>
      <text:h text:style-name="Heading_20_3" text:outline-level="3">20. STI (Single Table Inheritance)</text:h>
      <text:p text:style-name="Preformatted_20_Text">ruby</text:p>
      <text:p text:style-name="Preformatted_20_Text">Copiar código</text:p>
      <text:p text:style-name="P2"><text:span text:style-name="Source_20_Text"># Modelos utilizando STI</text:span></text:p>
      <text:p text:style-name="P2"><text:span text:style-name="Source_20_Text">class User &lt; ApplicationRecord</text:span></text:p>
      <text:p text:style-name="P2"><text:span text:style-name="Source_20_Text">end</text:span></text:p>
      <text:p text:style-name="P2"/>
      <text:p text:style-name="P2"><text:span text:style-name="Source_20_Text">class Admin &lt; User</text:span></text:p>
      <text:p text:style-name="P2"><text:span text:style-name="Source_20_Text">end</text:span></text:p>
      <text:p text:style-name="P2"/>
      <text:p text:style-name="P2"><text:span text:style-name="Source_20_Text">class Customer &lt; User</text:span></text:p>
      <text:p text:style-name="P2"><text:span text:style-name="Source_20_Text">end</text:span></text:p>
      <text:p text:style-name="P2"/>
      <text:p text:style-name="P2"><text:span text:style-name="Source_20_Text"># Criando registros de diferentes tipos</text:span></text:p>
      <text:p text:style-name="P2"><text:span text:style-name="Source_20_Text">Admin.create(name: "Admin User", email: "admin@example.com")</text:span></text:p>
      <text:p text:style-name="P3"><text:span text:style-name="Source_20_Text">Customer.create(name: "Customer User", email: "customer@example.com")</text:span></text:p>
      <text:p text:style-name="Standard"/>
      <text:h text:style-name="Heading_20_3" text:outline-level="3">21. Eager Loading (Includes)</text:h>
      <text:p text:style-name="Preformatted_20_Text">ruby</text:p>
      <text:p text:style-name="Preformatted_20_Text">Copiar código</text:p>
      <text:p text:style-name="P2"><text:span text:style-name="Source_20_Text"># Carregando usuários e seus posts associados</text:span></text:p>
      <text:p text:style-name="P3"><text:span text:style-name="Source_20_Text">users = User.includes(:posts).all</text:span></text:p>
      <text:h text:style-name="Heading_20_3" text:outline-level="3"><text:soft-page-break/>22. Joining Tables (Joins)</text:h>
      <text:p text:style-name="Preformatted_20_Text">ruby</text:p>
      <text:p text:style-name="Preformatted_20_Text">Copiar código</text:p>
      <text:p text:style-name="P2"><text:span text:style-name="Source_20_Text"># Encontrando usuários que têm posts</text:span></text:p>
      <text:p text:style-name="P3"><text:span text:style-name="Source_20_Text">users_with_posts = User.joins(:posts).distinct</text:span></text:p>
      <text:h text:style-name="Heading_20_3" text:outline-level="3">23. Group By e Having</text:h>
      <text:p text:style-name="Preformatted_20_Text">ruby</text:p>
      <text:p text:style-name="Preformatted_20_Text">Copiar código</text:p>
      <text:p text:style-name="P2"><text:span text:style-name="Source_20_Text"># Contando o número de posts por usuário</text:span></text:p>
      <text:p text:style-name="P2"><text:span text:style-name="Source_20_Text">post_counts = User.joins(:posts).group("users.id").count</text:span></text:p>
      <text:p text:style-name="P2"/>
      <text:p text:style-name="P2"><text:span text:style-name="Source_20_Text"># Filtrando usuários com mais de 5 posts</text:span></text:p>
      <text:p text:style-name="P3"><text:span text:style-name="Source_20_Text">active_users = User.joins(:posts).group("users.id").having("COUNT(posts.id) &gt; 5").count</text:span></text:p>
      <text:h text:style-name="Heading_20_3" text:outline-level="3">24. Aggregations</text:h>
      <text:p text:style-name="Preformatted_20_Text">ruby</text:p>
      <text:p text:style-name="Preformatted_20_Text">Copiar código</text:p>
      <text:p text:style-name="P2"><text:span text:style-name="Source_20_Text"># Calculando o número total de posts</text:span></text:p>
      <text:p text:style-name="P2"><text:span text:style-name="Source_20_Text">total_posts = Post.count</text:span></text:p>
      <text:p text:style-name="P2"/>
      <text:p text:style-name="P2"><text:span text:style-name="Source_20_Text"># Calculando a média de idade dos usuários</text:span></text:p>
      <text:p text:style-name="P2"><text:span text:style-name="Source_20_Text">average_age = User.average(:age)</text:span></text:p>
      <text:p text:style-name="P2"/>
      <text:p text:style-name="P2"><text:span text:style-name="Source_20_Text"># Calculando a soma dos preços dos produtos</text:span></text:p>
      <text:p text:style-name="P3"><text:span text:style-name="Source_20_Text">total_price = Product.sum(:price)</text:span></text:p>
      <text:h text:style-name="Heading_20_3" text:outline-level="3">25. Touch</text:h>
      <text:p text:style-name="Preformatted_20_Text">ruby</text:p>
      <text:p text:style-name="Preformatted_20_Text">Copiar código</text:p>
      <text:p text:style-name="P2"><text:span text:style-name="Source_20_Text"># Atualizando o timestamp de um usuário ao atualizar um post</text:span></text:p>
      <text:p text:style-name="P2"><text:span text:style-name="Source_20_Text">class Post &lt; ApplicationRecord</text:span></text:p>
      <text:p text:style-name="P2"><text:span text:style-name="Source_20_Text"><text:s text:c="2"/>belongs_to :user, touch: true</text:span></text:p>
      <text:p text:style-name="P3"><text:span text:style-name="Source_20_Text">end</text:span></text:p>
      <text:h text:style-name="Heading_20_3" text:outline-level="3">26. Optimistic Locking</text:h>
      <text:p text:style-name="Preformatted_20_Text">ruby</text:p>
      <text:p text:style-name="Preformatted_20_Text">Copiar código</text:p>
      <text:p text:style-name="P2"><text:span text:style-name="Source_20_Text"># Utilizando locking otimista</text:span></text:p>
      <text:p text:style-name="P2"><text:span text:style-name="Source_20_Text">class Product &lt; ApplicationRecord</text:span></text:p>
      <text:p text:style-name="P2"><text:span text:style-name="Source_20_Text">end</text:span></text:p>
      <text:p text:style-name="P2"/>
      <text:p text:style-name="P2"><text:span text:style-name="Source_20_Text"># Atualizando um produto com controle de versão</text:span></text:p>
      <text:p text:style-name="P2"><text:span text:style-name="Source_20_Text">product = Product.find(1)</text:span></text:p>
      <text:p text:style-name="P2"><text:span text:style-name="Source_20_Text">product.lock_version # =&gt; 1</text:span></text:p>
      <text:p text:style-name="P3"><text:span text:style-name="Source_20_Text">product.update(name: "New Product Name")</text:span></text:p>
      <text:h text:style-name="Heading_20_3" text:outline-level="3">27. Transactions</text:h>
      <text:p text:style-name="Preformatted_20_Text">ruby</text:p>
      <text:p text:style-name="Preformatted_20_Text">Copiar código</text:p>
      <text:p text:style-name="P2"><text:span text:style-name="Source_20_Text"># Utilizando transações para garantir atomicidade</text:span></text:p>
      <text:p text:style-name="P2"><text:span text:style-name="Source_20_Text">User.transaction do</text:span></text:p>
      <text:p text:style-name="P2"><text:span text:style-name="Source_20_Text"><text:s text:c="2"/>user = User.create!(name: "John Doe")</text:span></text:p>
      <text:p text:style-name="P2"><text:soft-page-break/><text:span text:style-name="Source_20_Text"><text:s text:c="2"/>user.posts.create!(title: "First Post", content: "Hello World!")</text:span></text:p>
      <text:p text:style-name="P3"><text:span text:style-name="Source_20_Text">end</text:span></text:p>
      <text:h text:style-name="Heading_20_3" text:outline-level="3">28. Counter Cache</text:h>
      <text:p text:style-name="Preformatted_20_Text">ruby</text:p>
      <text:p text:style-name="Preformatted_20_Text">Copiar código</text:p>
      <text:p text:style-name="P2"><text:span text:style-name="Source_20_Text"># Adicionando contador de posts em User</text:span></text:p>
      <text:p text:style-name="P2"><text:span text:style-name="Source_20_Text">class AddPostsCountToUsers &lt; ActiveRecord::Migration[6.1]</text:span></text:p>
      <text:p text:style-name="P2"><text:span text:style-name="Source_20_Text"><text:s text:c="2"/>def change</text:span></text:p>
      <text:p text:style-name="P2"><text:span text:style-name="Source_20_Text"><text:s text:c="4"/>add_column :users, :posts_count, :integer, default: 0, null: false</text:span></text:p>
      <text:p text:style-name="P2"><text:span text:style-name="Source_20_Text"><text:s text:c="2"/>end</text:span></text:p>
      <text:p text:style-name="P2"><text:span text:style-name="Source_20_Text">end</text:span></text:p>
      <text:p text:style-name="P2"/>
      <text:p text:style-name="P2"><text:span text:style-name="Source_20_Text"># Atualizando contador automaticamente</text:span></text:p>
      <text:p text:style-name="P2"><text:span text:style-name="Source_20_Text">class Post &lt; ApplicationRecord</text:span></text:p>
      <text:p text:style-name="P2"><text:span text:style-name="Source_20_Text"><text:s text:c="2"/>belongs_to :user, counter_cache: true</text:span></text:p>
      <text:p text:style-name="P3"><text:span text:style-name="Source_20_Text">end</text:span></text:p>
      <text:h text:style-name="Heading_20_3" text:outline-level="3">29. Single Table Inheritance (STI)</text:h>
      <text:p text:style-name="Preformatted_20_Text">ruby</text:p>
      <text:p text:style-name="Preformatted_20_Text">Copiar código</text:p>
      <text:p text:style-name="P2"><text:span text:style-name="Source_20_Text"># Utilizando STI para diferentes tipos de usuários</text:span></text:p>
      <text:p text:style-name="P2"><text:span text:style-name="Source_20_Text">class User &lt; ApplicationRecord</text:span></text:p>
      <text:p text:style-name="P2"><text:span text:style-name="Source_20_Text">end</text:span></text:p>
      <text:p text:style-name="P2"/>
      <text:p text:style-name="P2"><text:span text:style-name="Source_20_Text">class Admin &lt; User</text:span></text:p>
      <text:p text:style-name="P2"><text:span text:style-name="Source_20_Text">end</text:span></text:p>
      <text:p text:style-name="P2"/>
      <text:p text:style-name="P2"><text:span text:style-name="Source_20_Text">class Customer &lt; User</text:span></text:p>
      <text:p text:style-name="P2"><text:span text:style-name="Source_20_Text">end</text:span></text:p>
      <text:p text:style-name="P2"/>
      <text:p text:style-name="P2"><text:span text:style-name="Source_20_Text"># Criando registros de diferentes tipos</text:span></text:p>
      <text:p text:style-name="P2"><text:span text:style-name="Source_20_Text">Admin.create(name: "Admin User", email: "admin@example.com")</text:span></text:p>
      <text:p text:style-name="P3"><text:span text:style-name="Source_20_Text">Customer.create(name: "Customer User", email: "customer@example.com")</text:span></text:p>
      <text:h text:style-name="Heading_20_3" text:outline-level="3">30. Delegation</text:h>
      <text:p text:style-name="Preformatted_20_Text">ruby</text:p>
      <text:p text:style-name="Preformatted_20_Text">Copiar código</text:p>
      <text:p text:style-name="P2"><text:span text:style-name="Source_20_Text"># Delegando métodos para associação</text:span></text:p>
      <text:p text:style-name="P2"><text:span text:style-name="Source_20_Text">class Post &lt; ApplicationRecord</text:span></text:p>
      <text:p text:style-name="P2"><text:span text:style-name="Source_20_Text"><text:s text:c="2"/>belongs_to :user</text:span></text:p>
      <text:p text:style-name="P2"><text:span text:style-name="Source_20_Text"><text:s text:c="2"/>delegate :name, to: :user, prefix: true</text:span></text:p>
      <text:p text:style-name="P2"><text:span text:style-name="Source_20_Text">end</text:span></text:p>
      <text:p text:style-name="P2"/>
      <text:p text:style-name="P2"><text:span text:style-name="Source_20_Text"># Usando a delegação</text:span></text:p>
      <text:p text:style-name="P2"><text:span text:style-name="Source_20_Text">post = Post.find(1)</text:span></text:p>
      <text:p text:style-name="P3"><text:span text:style-name="Source_20_Text">post.user_name # =&gt; Retorna o nome do usuário associado</text:span></text:p>
      <text:h text:style-name="Heading_20_3" text:outline-level="3">31. Serialize</text:h>
      <text:p text:style-name="Preformatted_20_Text">ruby</text:p>
      <text:p text:style-name="Preformatted_20_Text">Copiar código</text:p>
      <text:p text:style-name="P2"><text:span text:style-name="Source_20_Text"># Serializando um atributo em um hash</text:span></text:p>
      <text:p text:style-name="P2"><text:span text:style-name="Source_20_Text">class User &lt; ApplicationRecord</text:span></text:p>
      <text:p text:style-name="P2"><text:span text:style-name="Source_20_Text"><text:s text:c="2"/>serialize :preferences, Hash</text:span></text:p>
      <text:p text:style-name="P2"><text:span text:style-name="Source_20_Text">end</text:span></text:p>
      <text:p text:style-name="P2"/>
      <text:p text:style-name="P2"><text:soft-page-break/><text:span text:style-name="Source_20_Text"># Salvando e acessando dados serializados</text:span></text:p>
      <text:p text:style-name="P2"><text:span text:style-name="Source_20_Text">user = User.create(preferences: { theme: "dark", notifications: true })</text:span></text:p>
      <text:p text:style-name="P3"><text:span text:style-name="Source_20_Text">user.preferences # =&gt; { theme: "dark", notifications: true }</text:span></text:p>
      <text:h text:style-name="Heading_20_3" text:outline-level="3">32. Custom Primary Key</text:h>
      <text:p text:style-name="Preformatted_20_Text">ruby</text:p>
      <text:p text:style-name="Preformatted_20_Text">Copiar código</text:p>
      <text:p text:style-name="P2"><text:span text:style-name="Source_20_Text"># Definindo uma chave primária personalizada</text:span></text:p>
      <text:p text:style-name="P2"><text:span text:style-name="Source_20_Text">class Product &lt; ApplicationRecord</text:span></text:p>
      <text:p text:style-name="P2"><text:span text:style-name="Source_20_Text"><text:s text:c="2"/>self.primary_key = 'product_id'</text:span></text:p>
      <text:p text:style-name="P3"><text:span text:style-name="Source_20_Text">end</text:span></text:p>
      <text:h text:style-name="Heading_20_3" text:outline-level="3">33. Custom Table Name</text:h>
      <text:p text:style-name="Preformatted_20_Text">ruby</text:p>
      <text:p text:style-name="Preformatted_20_Text">Copiar código</text:p>
      <text:p text:style-name="P2"><text:span text:style-name="Source_20_Text"># Definindo um nome de tabela personalizado</text:span></text:p>
      <text:p text:style-name="P2"><text:span text:style-name="Source_20_Text">class Product &lt; ApplicationRecord</text:span></text:p>
      <text:p text:style-name="P2"><text:span text:style-name="Source_20_Text"><text:s text:c="2"/>self.table_name = 'inventory_products'</text:span></text:p>
      <text:p text:style-name="P3"><text:span text:style-name="Source_20_Text">end</text:span></text:p>
      <text:h text:style-name="Heading_20_3" text:outline-level="3">34. Find_by</text:h>
      <text:p text:style-name="Preformatted_20_Text">ruby</text:p>
      <text:p text:style-name="Preformatted_20_Text">Copiar código</text:p>
      <text:p text:style-name="P2"><text:span text:style-name="Source_20_Text"># Utilizando find_by para encontrar um registro</text:span></text:p>
      <text:p text:style-name="P3"><text:span text:style-name="Source_20_Text">user = User.find_by(email: "john.doe@example.com")</text:span></text:p>
      <text:h text:style-name="Heading_20_3" text:outline-level="3">35. Touching Associations</text:h>
      <text:p text:style-name="Preformatted_20_Text">ruby</text:p>
      <text:p text:style-name="Preformatted_20_Text">Copiar código</text:p>
      <text:p text:style-name="P2"><text:span text:style-name="Source_20_Text"># Atualizando timestamp de uma associação</text:span></text:p>
      <text:p text:style-name="P2"><text:span text:style-name="Source_20_Text">class Comment &lt; ApplicationRecord</text:span></text:p>
      <text:p text:style-name="P2"><text:span text:style-name="Source_20_Text"><text:s text:c="2"/>belongs_to :post, touch: true</text:span></text:p>
      <text:p text:style-name="P2"><text:span text:style-name="Source_20_Text">end</text:span></text:p>
      <text:p text:style-name="P2"/>
      <text:p text:style-name="P2"><text:span text:style-name="Source_20_Text"># Salvando um comentário também atualiza o timestamp do post</text:span></text:p>
      <text:p text:style-name="P2"><text:span text:style-name="Source_20_Text">comment = Comment.create(post_id: 1, content: "Nice post!")</text:span></text:p>
      <text:p text:style-name="P3"><text:span text:style-name="Source_20_Text">comment.post.updated_at # =&gt; Atualizado para a hora atual</text:span></text:p>
      <text:h text:style-name="Heading_20_3" text:outline-level="3">36. Enum with Scopes</text:h>
      <text:p text:style-name="Preformatted_20_Text">ruby</text:p>
      <text:p text:style-name="Preformatted_20_Text">Copiar código</text:p>
      <text:p text:style-name="P2"><text:span text:style-name="Source_20_Text"># Utilizando enums com scopes automáticos</text:span></text:p>
      <text:p text:style-name="P2"><text:span text:style-name="Source_20_Text">class User &lt; ApplicationRecord</text:span></text:p>
      <text:p text:style-name="P2"><text:span text:style-name="Source_20_Text"><text:s text:c="2"/>enum status: { active: 0, archived: 1 }</text:span></text:p>
      <text:p text:style-name="P2"><text:span text:style-name="Source_20_Text">end</text:span></text:p>
      <text:p text:style-name="P2"/>
      <text:p text:style-name="P2"><text:span text:style-name="Source_20_Text"># Encontrando usuários ativos</text:span></text:p>
      <text:p text:style-name="P3"><text:span text:style-name="Source_20_Text">active_users = User.active</text:span></text:p>
      <text:h text:style-name="Heading_20_3" text:outline-level="3">37. STI with Polymorphic Association</text:h>
      <text:p text:style-name="Preformatted_20_Text">ruby</text:p>
      <text:p text:style-name="Preformatted_20_Text">Copiar código</text:p>
      <text:p text:style-name="P2"><text:span text:style-name="Source_20_Text"># Usando STI com associação polimórfica</text:span></text:p>
      <text:p text:style-name="P2"><text:soft-page-break/><text:span text:style-name="Source_20_Text">class Media &lt; ApplicationRecord</text:span></text:p>
      <text:p text:style-name="P2"><text:span text:style-name="Source_20_Text"><text:s text:c="2"/>belongs_to :mediable, polymorphic: true</text:span></text:p>
      <text:p text:style-name="P2"><text:span text:style-name="Source_20_Text">end</text:span></text:p>
      <text:p text:style-name="P2"/>
      <text:p text:style-name="P2"><text:span text:style-name="Source_20_Text">class Image &lt; Media</text:span></text:p>
      <text:p text:style-name="P2"><text:span text:style-name="Source_20_Text">end</text:span></text:p>
      <text:p text:style-name="P2"/>
      <text:p text:style-name="P2"><text:span text:style-name="Source_20_Text">class Video &lt; Media</text:span></text:p>
      <text:p text:style-name="P2"><text:span text:style-name="Source_20_Text">end</text:span></text:p>
      <text:p text:style-name="P2"/>
      <text:p text:style-name="P2"><text:span text:style-name="Source_20_Text">class Post &lt; ApplicationRecord</text:span></text:p>
      <text:p text:style-name="P2"><text:span text:style-name="Source_20_Text"><text:s text:c="2"/>has_many :media, as: :mediable</text:span></text:p>
      <text:p text:style-name="P2"><text:span text:style-name="Source_20_Text">end</text:span></text:p>
      <text:p text:style-name="P2"/>
      <text:p text:style-name="P2"><text:span text:style-name="Source_20_Text">class Event &lt; ApplicationRecord</text:span></text:p>
      <text:p text:style-name="P2"><text:span text:style-name="Source_20_Text"><text:s text:c="2"/>has_many :media, as: :mediable</text:span></text:p>
      <text:p text:style-name="P3"><text:span text:style-name="Source_20_Text">end</text:span></text:p>
      <text:h text:style-name="Heading_20_3" text:outline-level="3">38. Default Scope</text:h>
      <text:p text:style-name="Preformatted_20_Text">ruby</text:p>
      <text:p text:style-name="Preformatted_20_Text">Copiar código</text:p>
      <text:p text:style-name="P2"><text:span text:style-name="Source_20_Text"># Definindo um escopo padrão</text:span></text:p>
      <text:p text:style-name="P2"><text:span text:style-name="Source_20_Text">class User &lt; ApplicationRecord</text:span></text:p>
      <text:p text:style-name="P2"><text:span text:style-name="Source_20_Text"><text:s text:c="2"/>default_scope { where(active: true) }</text:span></text:p>
      <text:p text:style-name="P2"><text:span text:style-name="Source_20_Text">end</text:span></text:p>
      <text:p text:style-name="P2"/>
      <text:p text:style-name="P2"><text:span text:style-name="Source_20_Text"># Todos os usuários encontrados serão ativos por padrão</text:span></text:p>
      <text:p text:style-name="P3"><text:span text:style-name="Source_20_Text">active_users = User.all</text:span></text:p>
      <text:h text:style-name="Heading_20_3" text:outline-level="3">39. Conditional Validations</text:h>
      <text:p text:style-name="Preformatted_20_Text">ruby</text:p>
      <text:p text:style-name="Preformatted_20_Text">Copiar código</text:p>
      <text:p text:style-name="P2"><text:span text:style-name="Source_20_Text"># Validações condicionais</text:span></text:p>
      <text:p text:style-name="P2"><text:span text:style-name="Source_20_Text">class User &lt; ApplicationRecord</text:span></text:p>
      <text:p text:style-name="P2"><text:span text:style-name="Source_20_Text"><text:s text:c="2"/>validates :email, presence: true, if: :email_required?</text:span></text:p>
      <text:p text:style-name="P2"/>
      <text:p text:style-name="P2"><text:span text:style-name="Source_20_Text"><text:s text:c="2"/>def email_required?</text:span></text:p>
      <text:p text:style-name="P2"><text:span text:style-name="Source_20_Text"><text:s text:c="4"/>age &lt; 18</text:span></text:p>
      <text:p text:style-name="P2"><text:span text:style-name="Source_20_Text"><text:s text:c="2"/>end</text:span></text:p>
      <text:p text:style-name="P3"><text:span text:style-name="Source_20_Text">end</text:span></text:p>
      <text:h text:style-name="Heading_20_3" text:outline-level="3">40. Custom Query Methods</text:h>
      <text:p text:style-name="Preformatted_20_Text">ruby</text:p>
      <text:p text:style-name="Preformatted_20_Text">Copiar código</text:p>
      <text:p text:style-name="P2"><text:span text:style-name="Source_20_Text"># Definindo métodos de consulta personalizados</text:span></text:p>
      <text:p text:style-name="P2"><text:span text:style-name="Source_20_Text">class User &lt; ApplicationRecord</text:span></text:p>
      <text:p text:style-name="P2"><text:span text:style-name="Source_20_Text"><text:s text:c="2"/>def self.with_long_names</text:span></text:p>
      <text:p text:style-name="P2"><text:span text:style-name="Source_20_Text"><text:s text:c="4"/>where("LENGTH(name) &gt; 10")</text:span></text:p>
      <text:p text:style-name="P2"><text:span text:style-name="Source_20_Text"><text:s text:c="2"/>end</text:span></text:p>
      <text:p text:style-name="P2"><text:span text:style-name="Source_20_Text">end</text:span></text:p>
      <text:p text:style-name="P2"/>
      <text:p text:style-name="P2"><text:span text:style-name="Source_20_Text"># Utilizando o método de consulta personalizado</text:span></text:p>
      <text:p text:style-name="P3"><text:span text:style-name="Source_20_Text">users_with_long_names = User.with_long_names</text:span></text:p>
      <text:h text:style-name="Heading_20_3" text:outline-level="3">41. Locking para Concurrency Control</text:h>
      <text:p text:style-name="Preformatted_20_Text">ruby</text:p>
      <text:p text:style-name="Preformatted_20_Text"><text:soft-page-break/>Copiar código</text:p>
      <text:p text:style-name="P2"><text:span text:style-name="Source_20_Text"># Usando locking pessimista para evitar conflitos de concorrência</text:span></text:p>
      <text:p text:style-name="P3"><text:span text:style-name="Source_20_Text">user = User.lock("FOR UPDATE NOWAIT").find(1)</text:span></text:p>
      <text:h text:style-name="Heading_20_3" text:outline-level="3">42. Dirty Objects</text:h>
      <text:p text:style-name="Preformatted_20_Text">ruby</text:p>
      <text:p text:style-name="Preformatted_20_Text">Copiar código</text:p>
      <text:p text:style-name="P2"><text:span text:style-name="Source_20_Text"># Detectando mudanças nos atributos</text:span></text:p>
      <text:p text:style-name="P2"><text:span text:style-name="Source_20_Text">user = User.find(1)</text:span></text:p>
      <text:p text:style-name="P2"><text:span text:style-name="Source_20_Text">user.name = "New Name"</text:span></text:p>
      <text:p text:style-name="P2"><text:span text:style-name="Source_20_Text">user.name_changed? # =&gt; true</text:span></text:p>
      <text:p text:style-name="P3"><text:span text:style-name="Source_20_Text">user.changes # =&gt; {"name" =&gt; ["Old Name", "New Name"]}</text:span></text:p>
      <text:h text:style-name="Heading_20_3" text:outline-level="3">43. Calculations com Conditions</text:h>
      <text:p text:style-name="Preformatted_20_Text">ruby</text:p>
      <text:p text:style-name="Preformatted_20_Text">Copiar código</text:p>
      <text:p text:style-name="P2"><text:span text:style-name="Source_20_Text"># Realizando cálculos com condições</text:span></text:p>
      <text:p text:style-name="P3"><text:span text:style-name="Source_20_Text">average_age = User.where(active: true).average(:age)</text:span></text:p>
      <text:h text:style-name="Heading_20_3" text:outline-level="3">44. Exists?</text:h>
      <text:p text:style-name="Preformatted_20_Text">ruby</text:p>
      <text:p text:style-name="Preformatted_20_Text">Copiar código</text:p>
      <text:p text:style-name="P2"><text:span text:style-name="Source_20_Text"># Verificando se um registro existe</text:span></text:p>
      <text:p text:style-name="P3"><text:span text:style-name="Source_20_Text">User.exists?(email: "john.doe@example.com") # =&gt; true ou false</text:span></text:p>
      <text:h text:style-name="Heading_20_3" text:outline-level="3">45. Custom SQL Queries</text:h>
      <text:p text:style-name="Preformatted_20_Text">ruby</text:p>
      <text:p text:style-name="Preformatted_20_Text">Copiar código</text:p>
      <text:p text:style-name="P2"><text:span text:style-name="Source_20_Text"># Executando consultas SQL personalizadas</text:span></text:p>
      <text:p text:style-name="P3"><text:span text:style-name="Source_20_Text">users = User.find_by_sql("SELECT * FROM users WHERE age &gt; 30")</text:span></text:p>
      <text:h text:style-name="Heading_20_3" text:outline-level="3">46. Pluck</text:h>
      <text:p text:style-name="Preformatted_20_Text">ruby</text:p>
      <text:p text:style-name="Preformatted_20_Text">Copiar código</text:p>
      <text:p text:style-name="P2"><text:span text:style-name="Source_20_Text"># Extraindo valores específicos</text:span></text:p>
      <text:p text:style-name="P3"><text:span text:style-name="Source_20_Text">emails = User.pluck(:email)</text:span></text:p>
      <text:h text:style-name="Heading_20_3" text:outline-level="3">47. Select</text:h>
      <text:p text:style-name="Preformatted_20_Text">ruby</text:p>
      <text:p text:style-name="Preformatted_20_Text">Copiar código</text:p>
      <text:p text:style-name="P2"><text:span text:style-name="Source_20_Text"># Selecionando atributos específicos</text:span></text:p>
      <text:p text:style-name="P3"><text:span text:style-name="Source_20_Text">users = User.select(:id, :name).where(active: true)</text:span></text:p>
      <text:h text:style-name="Heading_20_3" text:outline-level="3">48. Find_each</text:h>
      <text:p text:style-name="Preformatted_20_Text">ruby</text:p>
      <text:p text:style-name="Preformatted_20_Text">Copiar código</text:p>
      <text:p text:style-name="P2"><text:span text:style-name="Source_20_Text"># Processando registros em lotes</text:span></text:p>
      <text:p text:style-name="P2"><text:span text:style-name="Source_20_Text">User.find_each(batch_size: 100) do |user|</text:span></text:p>
      <text:p text:style-name="P2"><text:span text:style-name="Source_20_Text"><text:s text:c="2"/># processar cada usuário</text:span></text:p>
      <text:p text:style-name="P3"><text:span text:style-name="Source_20_Text">end</text:span></text:p>
      <text:h text:style-name="Heading_20_3" text:outline-level="3"><text:soft-page-break/>49. Deep Nesting in Associations</text:h>
      <text:p text:style-name="Preformatted_20_Text">ruby</text:p>
      <text:p text:style-name="Preformatted_20_Text">Copiar código</text:p>
      <text:p text:style-name="P2"><text:span text:style-name="Source_20_Text"># Aninhando associações profundamente</text:span></text:p>
      <text:p text:style-name="P2"><text:span text:style-name="Source_20_Text">class User &lt; ApplicationRecord</text:span></text:p>
      <text:p text:style-name="P2"><text:span text:style-name="Source_20_Text"><text:s text:c="2"/>has_many :posts</text:span></text:p>
      <text:p text:style-name="P2"><text:span text:style-name="Source_20_Text"><text:s text:c="2"/>has_many :comments, through: :posts</text:span></text:p>
      <text:p text:style-name="P2"><text:span text:style-name="Source_20_Text">end</text:span></text:p>
      <text:p text:style-name="P2"/>
      <text:p text:style-name="P2"><text:span text:style-name="Source_20_Text"># Acessando comentários através de posts</text:span></text:p>
      <text:p text:style-name="P2"><text:span text:style-name="Source_20_Text">user = User.find(1)</text:span></text:p>
      <text:p text:style-name="P3"><text:span text:style-name="Source_20_Text">comments = user.comments</text:span></text:p>
      <text:h text:style-name="Heading_20_3" text:outline-level="3">50. Single Table Inheritance (STI) with Custom Types</text:h>
      <text:p text:style-name="Preformatted_20_Text">ruby</text:p>
      <text:p text:style-name="Preformatted_20_Text">Copiar código</text:p>
      <text:p text:style-name="P2"><text:span text:style-name="Source_20_Text"># Usando STI com tipos personalizados</text:span></text:p>
      <text:p text:style-name="P2"><text:span text:style-name="Source_20_Text">class User &lt; ApplicationRecord</text:span></text:p>
      <text:p text:style-name="P2"><text:span text:style-name="Source_20_Text">end</text:span></text:p>
      <text:p text:style-name="P2"/>
      <text:p text:style-name="P2"><text:span text:style-name="Source_20_Text">class Guest &lt; User</text:span></text:p>
      <text:p text:style-name="P2"><text:span text:style-name="Source_20_Text">end</text:span></text:p>
      <text:p text:style-name="P2"/>
      <text:p text:style-name="P2"><text:span text:style-name="Source_20_Text">class Member &lt; User</text:span></text:p>
      <text:p text:style-name="P2"><text:span text:style-name="Source_20_Text">end</text:span></text:p>
      <text:p text:style-name="P2"/>
      <text:p text:style-name="P2"><text:span text:style-name="Source_20_Text">class Admin &lt; User</text:span></text:p>
      <text:p text:style-name="P3"><text:span text:style-name="Source_20_Text">end</text:span></text:p>
      <text:h text:style-name="Heading_20_3" text:outline-level="3">51. Association Callbacks</text:h>
      <text:p text:style-name="Preformatted_20_Text">ruby</text:p>
      <text:p text:style-name="Preformatted_20_Text">Copiar código</text:p>
      <text:p text:style-name="P2"><text:span text:style-name="Source_20_Text"># Utilizando callbacks em associações</text:span></text:p>
      <text:p text:style-name="P2"><text:span text:style-name="Source_20_Text">class User &lt; ApplicationRecord</text:span></text:p>
      <text:p text:style-name="P2"><text:span text:style-name="Source_20_Text"><text:s text:c="2"/>has_many :posts, after_add: :increment_post_count</text:span></text:p>
      <text:p text:style-name="P2"/>
      <text:p text:style-name="P2"><text:span text:style-name="Source_20_Text"><text:s text:c="2"/>def increment_post_count(post)</text:span></text:p>
      <text:p text:style-name="P2"><text:span text:style-name="Source_20_Text"><text:s text:c="4"/>self.posts_count += 1</text:span></text:p>
      <text:p text:style-name="P2"><text:span text:style-name="Source_20_Text"><text:s text:c="2"/>end</text:span></text:p>
      <text:p text:style-name="P3"><text:span text:style-name="Source_20_Text">end</text:span></text:p>
      <text:h text:style-name="Heading_20_3" text:outline-level="3">52. Nested Scopes</text:h>
      <text:p text:style-name="Preformatted_20_Text">ruby</text:p>
      <text:p text:style-name="Preformatted_20_Text">Copiar código</text:p>
      <text:p text:style-name="P2"><text:span text:style-name="Source_20_Text"># Utilizando escopos aninhados</text:span></text:p>
      <text:p text:style-name="P2"><text:span text:style-name="Source_20_Text">class User &lt; ApplicationRecord</text:span></text:p>
      <text:p text:style-name="P2"><text:span text:style-name="Source_20_Text"><text:s text:c="2"/>scope :active, -&gt; { where(active: true) }</text:span></text:p>
      <text:p text:style-name="P2"><text:span text:style-name="Source_20_Text"><text:s text:c="2"/>scope :recent, -&gt; { where("created_at &gt; ?", 1.month.ago) }</text:span></text:p>
      <text:p text:style-name="P2"/>
      <text:p text:style-name="P2"><text:span text:style-name="Source_20_Text"><text:s text:c="2"/>scope :active_and_recent, -&gt; { active.recent }</text:span></text:p>
      <text:p text:style-name="P2"><text:span text:style-name="Source_20_Text">end</text:span></text:p>
      <text:p text:style-name="P2"/>
      <text:p text:style-name="P2"><text:span text:style-name="Source_20_Text"># Usando o escopo aninhado</text:span></text:p>
      <text:p text:style-name="P3"><text:span text:style-name="Source_20_Text">users = User.active_and_recent</text:span></text:p>
      <text:h text:style-name="Heading_20_3" text:outline-level="3"><text:soft-page-break/>53. Active Model Callbacks</text:h>
      <text:p text:style-name="Preformatted_20_Text">ruby</text:p>
      <text:p text:style-name="Preformatted_20_Text">Copiar código</text:p>
      <text:p text:style-name="P2"><text:span text:style-name="Source_20_Text"># Utilizando callbacks do ActiveModel</text:span></text:p>
      <text:p text:style-name="P2"><text:span text:style-name="Source_20_Text">class User &lt; ApplicationRecord</text:span></text:p>
      <text:p text:style-name="P2"><text:span text:style-name="Source_20_Text"><text:s text:c="2"/>before_validation :normalize_name</text:span></text:p>
      <text:p text:style-name="P2"/>
      <text:p text:style-name="P2"><text:span text:style-name="Source_20_Text"><text:s text:c="2"/>def normalize_name</text:span></text:p>
      <text:p text:style-name="P2"><text:span text:style-name="Source_20_Text"><text:s text:c="4"/>self.name = name.titleize</text:span></text:p>
      <text:p text:style-name="P2"><text:span text:style-name="Source_20_Text"><text:s text:c="2"/>end</text:span></text:p>
      <text:p text:style-name="P3"><text:span text:style-name="Source_20_Text">end</text:span></text:p>
      <text:h text:style-name="Heading_20_3" text:outline-level="3">54. Custom Errors</text:h>
      <text:p text:style-name="Preformatted_20_Text">ruby</text:p>
      <text:p text:style-name="Preformatted_20_Text">Copiar código</text:p>
      <text:p text:style-name="P2"><text:span text:style-name="Source_20_Text"># Adicionando erros customizados</text:span></text:p>
      <text:p text:style-name="P2"><text:span text:style-name="Source_20_Text">class User &lt; ApplicationRecord</text:span></text:p>
      <text:p text:style-name="P2"><text:span text:style-name="Source_20_Text"><text:s text:c="2"/>validate :custom_validation</text:span></text:p>
      <text:p text:style-name="P2"/>
      <text:p text:style-name="P2"><text:span text:style-name="Source_20_Text"><text:s text:c="2"/>def custom_validation</text:span></text:p>
      <text:p text:style-name="P2"><text:span text:style-name="Source_20_Text"><text:s text:c="4"/>errors.add(:base, "This is a custom error message")</text:span></text:p>
      <text:p text:style-name="P2"><text:span text:style-name="Source_20_Text"><text:s text:c="2"/>end</text:span></text:p>
      <text:p text:style-name="P3"><text:span text:style-name="Source_20_Text">end</text:span></text:p>
      <text:h text:style-name="Heading_20_3" text:outline-level="3">55. Changing Defaults in Migrations</text:h>
      <text:p text:style-name="Preformatted_20_Text">ruby</text:p>
      <text:p text:style-name="Preformatted_20_Text">Copiar código</text:p>
      <text:p text:style-name="P2"><text:span text:style-name="Source_20_Text"># Alterando valores padrão em migrações</text:span></text:p>
      <text:p text:style-name="P2"><text:span text:style-name="Source_20_Text">class ChangeDefaultForActiveInUsers &lt; ActiveRecord::Migration[6.1]</text:span></text:p>
      <text:p text:style-name="P2"><text:span text:style-name="Source_20_Text"><text:s text:c="2"/>def change</text:span></text:p>
      <text:p text:style-name="P2"><text:span text:style-name="Source_20_Text"><text:s text:c="4"/>change_column_default :users, :active, from: true, to: false</text:span></text:p>
      <text:p text:style-name="P2"><text:span text:style-name="Source_20_Text"><text:s text:c="2"/>end</text:span></text:p>
      <text:p text:style-name="P3"><text:span text:style-name="Source_20_Text">end</text:span></text:p>
      <text:h text:style-name="Heading_20_3" text:outline-level="3">56. Custom Scopes with Parameters</text:h>
      <text:p text:style-name="Preformatted_20_Text">ruby</text:p>
      <text:p text:style-name="Preformatted_20_Text">Copiar código</text:p>
      <text:p text:style-name="P2"><text:span text:style-name="Source_20_Text"># Definindo escopos customizados com parâmetros</text:span></text:p>
      <text:p text:style-name="P2"><text:span text:style-name="Source_20_Text">class User &lt; ApplicationRecord</text:span></text:p>
      <text:p text:style-name="P2"><text:span text:style-name="Source_20_Text"><text:s text:c="2"/>scope :older_than, -&gt;(age) { where("age &gt; ?", age) }</text:span></text:p>
      <text:p text:style-name="P2"><text:span text:style-name="Source_20_Text">end</text:span></text:p>
      <text:p text:style-name="P2"/>
      <text:p text:style-name="P2"><text:span text:style-name="Source_20_Text"># Utilizando o escopo com parâmetro</text:span></text:p>
      <text:p text:style-name="P3"><text:span text:style-name="Source_20_Text">users = User.older_than(30)</text:span></text:p>
      <text:h text:style-name="Heading_20_3" text:outline-level="3">57. Multiple Databases</text:h>
      <text:p text:style-name="Preformatted_20_Text">ruby</text:p>
      <text:p text:style-name="Preformatted_20_Text">Copiar código</text:p>
      <text:p text:style-name="P2"><text:span text:style-name="Source_20_Text"># Conectando-se a múltiplos bancos de dados</text:span></text:p>
      <text:p text:style-name="P2"><text:span text:style-name="Source_20_Text">class User &lt; ApplicationRecord</text:span></text:p>
      <text:p text:style-name="P2"><text:span text:style-name="Source_20_Text"><text:s text:c="2"/>connects_to database: { writing: :primary, reading: :replica }</text:span></text:p>
      <text:p text:style-name="P3"><text:span text:style-name="Source_20_Text">end</text:span></text:p>
      <text:h text:style-name="Heading_20_3" text:outline-level="3"><text:soft-page-break/>58. Attribute Aliases</text:h>
      <text:p text:style-name="Preformatted_20_Text">ruby</text:p>
      <text:p text:style-name="Preformatted_20_Text">Copiar código</text:p>
      <text:p text:style-name="P2"><text:span text:style-name="Source_20_Text"># Utilizando aliases para atributos</text:span></text:p>
      <text:p text:style-name="P2"><text:span text:style-name="Source_20_Text">class User &lt; ApplicationRecord</text:span></text:p>
      <text:p text:style-name="P2"><text:span text:style-name="Source_20_Text"><text:s text:c="2"/>alias_attribute :full_name, :name</text:span></text:p>
      <text:p text:style-name="P2"><text:span text:style-name="Source_20_Text">end</text:span></text:p>
      <text:p text:style-name="P2"/>
      <text:p text:style-name="P2"><text:span text:style-name="Source_20_Text"># Usando o alias</text:span></text:p>
      <text:p text:style-name="P2"><text:span text:style-name="Source_20_Text">user = User.find(1)</text:span></text:p>
      <text:p text:style-name="P3"><text:span text:style-name="Source_20_Text">user.full_name # =&gt; retorna o nome</text:span></text:p>
      <text:h text:style-name="Heading_20_3" text:outline-level="3">59. Custom Setter Methods</text:h>
      <text:p text:style-name="Preformatted_20_Text">ruby</text:p>
      <text:p text:style-name="Preformatted_20_Text">Copiar código</text:p>
      <text:p text:style-name="P2"><text:span text:style-name="Source_20_Text"># Definindo métodos de configuração customizados</text:span></text:p>
      <text:p text:style-name="P2"><text:span text:style-name="Source_20_Text">class User &lt; ApplicationRecord</text:span></text:p>
      <text:p text:style-name="P2"><text:span text:style-name="Source_20_Text"><text:s text:c="2"/>def name=(value)</text:span></text:p>
      <text:p text:style-name="P2"><text:span text:style-name="Source_20_Text"><text:s text:c="4"/>self[:name] = value.strip.titleize</text:span></text:p>
      <text:p text:style-name="P2"><text:span text:style-name="Source_20_Text"><text:s text:c="2"/>end</text:span></text:p>
      <text:p text:style-name="P2"><text:span text:style-name="Source_20_Text">end</text:span></text:p>
      <text:p text:style-name="P2"/>
      <text:p text:style-name="P2"><text:span text:style-name="Source_20_Text"># Usando o método de configuração</text:span></text:p>
      <text:p text:style-name="P2"><text:span text:style-name="Source_20_Text">user = User.new(name: " <text:s/>john doe <text:s/>")</text:span></text:p>
      <text:p text:style-name="P3"><text:span text:style-name="Source_20_Text">user.name # =&gt; "John Doe"</text:span></text:p>
      <text:h text:style-name="Heading_20_3" text:outline-level="3">60. Active Record Enums with Scopes</text:h>
      <text:p text:style-name="Preformatted_20_Text">ruby</text:p>
      <text:p text:style-name="Preformatted_20_Text">Copiar código</text:p>
      <text:p text:style-name="P2"><text:span text:style-name="Source_20_Text"># Utilizando enums com escopos automáticos</text:span></text:p>
      <text:p text:style-name="P2"><text:span text:style-name="Source_20_Text">class User &lt; ApplicationRecord</text:span></text:p>
      <text:p text:style-name="P2"><text:span text:style-name="Source_20_Text"><text:s text:c="2"/>enum status: { active: 0, inactive: 1, archived: 2 }</text:span></text:p>
      <text:p text:style-name="P2"><text:span text:style-name="Source_20_Text">end</text:span></text:p>
      <text:p text:style-name="P2"/>
      <text:p text:style-name="P2"><text:span text:style-name="Source_20_Text"># Usando os escopos de enums</text:span></text:p>
      <text:p text:style-name="P2"><text:span text:style-name="Source_20_Text">active_users = User.active</text:span></text:p>
      <text:p text:style-name="P3"><text:span text:style-name="Source_20_Text">inactive_users = User.inactive</text:span></text:p>
      <text:h text:style-name="Heading_20_3" text:outline-level="3">61. Custom Finders</text:h>
      <text:p text:style-name="Preformatted_20_Text">ruby</text:p>
      <text:p text:style-name="Preformatted_20_Text">Copiar código</text:p>
      <text:p text:style-name="P2"><text:span text:style-name="Source_20_Text"># Definindo métodos de busca personalizados</text:span></text:p>
      <text:p text:style-name="P2"><text:span text:style-name="Source_20_Text">class User &lt; ApplicationRecord</text:span></text:p>
      <text:p text:style-name="P2"><text:span text:style-name="Source_20_Text"><text:s text:c="2"/>def self.find_by_email(email)</text:span></text:p>
      <text:p text:style-name="P2"><text:span text:style-name="Source_20_Text"><text:s text:c="4"/>find_by(email: email)</text:span></text:p>
      <text:p text:style-name="P2"><text:span text:style-name="Source_20_Text"><text:s text:c="2"/>end</text:span></text:p>
      <text:p text:style-name="P2"><text:span text:style-name="Source_20_Text">end</text:span></text:p>
      <text:p text:style-name="P2"/>
      <text:p text:style-name="P2"><text:span text:style-name="Source_20_Text"># Usando o método personalizado</text:span></text:p>
      <text:p text:style-name="P3"><text:span text:style-name="Source_20_Text">user = User.find_by_email("john.doe@example.com")</text:span></text:p>
      <text:h text:style-name="Heading_20_3" text:outline-level="3">62. Touching Parent Records</text:h>
      <text:p text:style-name="Preformatted_20_Text">ruby</text:p>
      <text:p text:style-name="Preformatted_20_Text">Copiar código</text:p>
      <text:p text:style-name="P2"><text:span text:style-name="Source_20_Text"># Atualizando o timestamp do pai ao salvar o filho</text:span></text:p>
      <text:p text:style-name="P2"><text:soft-page-break/><text:span text:style-name="Source_20_Text">class Comment &lt; ApplicationRecord</text:span></text:p>
      <text:p text:style-name="P2"><text:span text:style-name="Source_20_Text"><text:s text:c="2"/>belongs_to :post, touch: true</text:span></text:p>
      <text:p text:style-name="P2"><text:span text:style-name="Source_20_Text">end</text:span></text:p>
      <text:p text:style-name="P2"/>
      <text:p text:style-name="P2"><text:span text:style-name="Source_20_Text"># Salvando um comentário atualiza o timestamp do post</text:span></text:p>
      <text:p text:style-name="P2"><text:span text:style-name="Source_20_Text">comment = Comment.create(post_id: 1, content: "Nice post!")</text:span></text:p>
      <text:p text:style-name="P3"><text:span text:style-name="Source_20_Text">comment.post.updated_at # Atualizado para a hora atual</text:span></text:p>
      <text:h text:style-name="Heading_20_3" text:outline-level="3">63. Custom Validation Methods</text:h>
      <text:p text:style-name="Preformatted_20_Text">ruby</text:p>
      <text:p text:style-name="Preformatted_20_Text">Copiar código</text:p>
      <text:p text:style-name="P2"><text:span text:style-name="Source_20_Text"># Definindo métodos de validação personalizados</text:span></text:p>
      <text:p text:style-name="P2"><text:span text:style-name="Source_20_Text">class User &lt; ApplicationRecord</text:span></text:p>
      <text:p text:style-name="P2"><text:span text:style-name="Source_20_Text"><text:s text:c="2"/>validate :email_format</text:span></text:p>
      <text:p text:style-name="P2"/>
      <text:p text:style-name="P2"><text:span text:style-name="Source_20_Text"><text:s text:c="2"/>private</text:span></text:p>
      <text:p text:style-name="P2"/>
      <text:p text:style-name="P2"><text:span text:style-name="Source_20_Text"><text:s text:c="2"/>def email_format</text:span></text:p>
      <text:p text:style-name="P2"><text:span text:style-name="Source_20_Text"><text:s text:c="4"/>unless email =~ /\A[^@\s]+@([^@\s]+\.)+[^@\s]+\z/</text:span></text:p>
      <text:p text:style-name="P2"><text:span text:style-name="Source_20_Text"><text:s text:c="6"/>errors.add(:email, "is not a valid email address")</text:span></text:p>
      <text:p text:style-name="P2"><text:span text:style-name="Source_20_Text"><text:s text:c="4"/>end</text:span></text:p>
      <text:p text:style-name="P2"><text:span text:style-name="Source_20_Text"><text:s text:c="2"/>end</text:span></text:p>
      <text:p text:style-name="P3"><text:span text:style-name="Source_20_Text">end</text:span></text:p>
      <text:h text:style-name="Heading_20_3" text:outline-level="3">64. Read-Only Records</text:h>
      <text:p text:style-name="Preformatted_20_Text">ruby</text:p>
      <text:p text:style-name="Preformatted_20_Text">Copiar código</text:p>
      <text:p text:style-name="P2"><text:span text:style-name="Source_20_Text"># Definindo registros somente para leitura</text:span></text:p>
      <text:p text:style-name="P2"><text:span text:style-name="Source_20_Text">class User &lt; ApplicationRecord</text:span></text:p>
      <text:p text:style-name="P2"><text:span text:style-name="Source_20_Text"><text:s text:c="2"/>attr_readonly :email</text:span></text:p>
      <text:p text:style-name="P2"><text:span text:style-name="Source_20_Text">end</text:span></text:p>
      <text:p text:style-name="P2"/>
      <text:p text:style-name="P2"><text:span text:style-name="Source_20_Text"># Email não pode ser atualizado</text:span></text:p>
      <text:p text:style-name="P2"><text:span text:style-name="Source_20_Text">user = User.find(1)</text:span></text:p>
      <text:p text:style-name="P3"><text:span text:style-name="Source_20_Text">user.update(email: "new.email@example.com") # Erro: ActiveRecord::ReadOnlyRecord</text:span></text:p>
      <text:h text:style-name="Heading_20_3" text:outline-level="3">65. Store</text:h>
      <text:p text:style-name="Preformatted_20_Text">ruby</text:p>
      <text:p text:style-name="Preformatted_20_Text">Copiar código</text:p>
      <text:p text:style-name="P2"><text:span text:style-name="Source_20_Text"># Utilizando store para atributos dinâmicos</text:span></text:p>
      <text:p text:style-name="P2"><text:span text:style-name="Source_20_Text">class User &lt; ApplicationRecord</text:span></text:p>
      <text:p text:style-name="P2"><text:span text:style-name="Source_20_Text"><text:s text:c="2"/>store :settings, accessors: [:theme, :language], coder: JSON</text:span></text:p>
      <text:p text:style-name="P2"><text:span text:style-name="Source_20_Text">end</text:span></text:p>
      <text:p text:style-name="P2"/>
      <text:p text:style-name="P2"><text:span text:style-name="Source_20_Text"># Acessando e modificando atributos armazenados</text:span></text:p>
      <text:p text:style-name="P2"><text:span text:style-name="Source_20_Text">user = User.create(theme: "dark", language: "en")</text:span></text:p>
      <text:p text:style-name="P2"><text:span text:style-name="Source_20_Text">user.theme # =&gt; "dark"</text:span></text:p>
      <text:p text:style-name="P2"><text:span text:style-name="Source_20_Text">user.language # =&gt; "en"</text:span></text:p>
      <text:p text:style-name="P3"><text:span text:style-name="Source_20_Text">user.update(theme: "light")</text:span></text:p>
      <text:h text:style-name="Heading_20_3" text:outline-level="3">66. Time Zones</text:h>
      <text:p text:style-name="Preformatted_20_Text">ruby</text:p>
      <text:p text:style-name="Preformatted_20_Text">Copiar código</text:p>
      <text:p text:style-name="P2"><text:span text:style-name="Source_20_Text"># Trabalhando com fusos horários</text:span></text:p>
      <text:p text:style-name="P2"><text:span text:style-name="Source_20_Text">class User &lt; ApplicationRecord</text:span></text:p>
      <text:p text:style-name="P2"><text:span text:style-name="Source_20_Text">end</text:span></text:p>
      <text:p text:style-name="P2"><text:soft-page-break/></text:p>
      <text:p text:style-name="P2"><text:span text:style-name="Source_20_Text"># Ajustando a zona de tempo do usuário</text:span></text:p>
      <text:p text:style-name="P2"><text:span text:style-name="Source_20_Text">user = User.find(1)</text:span></text:p>
      <text:p text:style-name="P3"><text:span text:style-name="Source_20_Text">user.created_at.in_time_zone("Eastern Time (US &amp; Canada)")</text:span></text:p>
      <text:h text:style-name="Heading_20_3" text:outline-level="3">67. Enumerations with Custom Methods</text:h>
      <text:p text:style-name="Preformatted_20_Text">ruby</text:p>
      <text:p text:style-name="Preformatted_20_Text">Copiar código</text:p>
      <text:p text:style-name="P2"><text:span text:style-name="Source_20_Text"># Definindo enums com métodos customizados</text:span></text:p>
      <text:p text:style-name="P2"><text:span text:style-name="Source_20_Text">class User &lt; ApplicationRecord</text:span></text:p>
      <text:p text:style-name="P2"><text:span text:style-name="Source_20_Text"><text:s text:c="2"/>enum role: { user: 0, admin: 1, superadmin: 2 }</text:span></text:p>
      <text:p text:style-name="P2"/>
      <text:p text:style-name="P2"><text:span text:style-name="Source_20_Text"><text:s text:c="2"/>def admin?</text:span></text:p>
      <text:p text:style-name="P2"><text:span text:style-name="Source_20_Text"><text:s text:c="4"/>admin? || superadmin?</text:span></text:p>
      <text:p text:style-name="P2"><text:span text:style-name="Source_20_Text"><text:s text:c="2"/>end</text:span></text:p>
      <text:p text:style-name="P3"><text:span text:style-name="Source_20_Text">end</text:span></text:p>
      <text:h text:style-name="Heading_20_3" text:outline-level="3">68. Query Interface Methods</text:h>
      <text:p text:style-name="Preformatted_20_Text">ruby</text:p>
      <text:p text:style-name="Preformatted_20_Text">Copiar código</text:p>
      <text:p text:style-name="P2"><text:span text:style-name="Source_20_Text"># Utilizando a interface de consulta do ActiveRecord</text:span></text:p>
      <text:p text:style-name="P3"><text:span text:style-name="Source_20_Text">users = User.select("name, email").where(active: true).order(created_at: :desc).limit(10)</text:span></text:p>
      <text:h text:style-name="Heading_20_3" text:outline-level="3">69. Named Scopes with Lambdas</text:h>
      <text:p text:style-name="Preformatted_20_Text">ruby</text:p>
      <text:p text:style-name="Preformatted_20_Text">Copiar código</text:p>
      <text:p text:style-name="P2"><text:span text:style-name="Source_20_Text"># Definindo escopos nomeados com lambdas</text:span></text:p>
      <text:p text:style-name="P2"><text:span text:style-name="Source_20_Text">class User &lt; ApplicationRecord</text:span></text:p>
      <text:p text:style-name="P2"><text:span text:style-name="Source_20_Text"><text:s text:c="2"/>scope :by_name, -&gt;(name) { where(name: name) }</text:span></text:p>
      <text:p text:style-name="P2"><text:span text:style-name="Source_20_Text">end</text:span></text:p>
      <text:p text:style-name="P2"/>
      <text:p text:style-name="P2"><text:span text:style-name="Source_20_Text"># Usando o escopo nomeado</text:span></text:p>
      <text:p text:style-name="P3"><text:span text:style-name="Source_20_Text">users = User.by_name("John Doe")</text:span></text:p>
      <text:h text:style-name="Heading_20_3" text:outline-level="3">70. Counter Cache with Default Value</text:h>
      <text:p text:style-name="Preformatted_20_Text">ruby</text:p>
      <text:p text:style-name="Preformatted_20_Text">Copiar código</text:p>
      <text:p text:style-name="P2"><text:span text:style-name="Source_20_Text"># Definindo contador de cache com valor padrão</text:span></text:p>
      <text:p text:style-name="P2"><text:span text:style-name="Source_20_Text">class AddCommentsCountToPosts &lt; ActiveRecord::Migration[6.1]</text:span></text:p>
      <text:p text:style-name="P2"><text:span text:style-name="Source_20_Text"><text:s text:c="2"/>def change</text:span></text:p>
      <text:p text:style-name="P2"><text:span text:style-name="Source_20_Text"><text:s text:c="4"/>add_column :posts, :comments_count, :integer, default: 0, null: false</text:span></text:p>
      <text:p text:style-name="P2"><text:span text:style-name="Source_20_Text"><text:s text:c="2"/>end</text:span></text:p>
      <text:p text:style-name="P2"><text:span text:style-name="Source_20_Text">end</text:span></text:p>
      <text:p text:style-name="P2"/>
      <text:p text:style-name="P2"><text:span text:style-name="Source_20_Text"># Atualizando contador automaticamente</text:span></text:p>
      <text:p text:style-name="P2"><text:span text:style-name="Source_20_Text">class Comment &lt; ApplicationRecord</text:span></text:p>
      <text:p text:style-name="P2"><text:span text:style-name="Source_20_Text"><text:s text:c="2"/>belongs_to :post, counter_cache: true</text:span></text:p>
      <text:p text:style-name="P3"><text:span text:style-name="Source_20_Text">end</text:span></text:p>
      <text:h text:style-name="Heading_20_3" text:outline-level="3">71. Attribute Methods</text:h>
      <text:p text:style-name="Preformatted_20_Text">ruby</text:p>
      <text:p text:style-name="Preformatted_20_Text">Copiar código</text:p>
      <text:p text:style-name="P2"><text:span text:style-name="Source_20_Text"># Definindo métodos de atributo personalizados</text:span></text:p>
      <text:p text:style-name="P2"><text:span text:style-name="Source_20_Text">class User &lt; ApplicationRecord</text:span></text:p>
      <text:p text:style-name="P2"><text:soft-page-break/><text:span text:style-name="Source_20_Text"><text:s text:c="2"/>def full_name</text:span></text:p>
      <text:p text:style-name="P2"><text:span text:style-name="Source_20_Text"><text:s text:c="4"/>"#{first_name} #{last_name}"</text:span></text:p>
      <text:p text:style-name="P2"><text:span text:style-name="Source_20_Text"><text:s text:c="2"/>end</text:span></text:p>
      <text:p text:style-name="P2"><text:span text:style-name="Source_20_Text">end</text:span></text:p>
      <text:p text:style-name="P2"/>
      <text:p text:style-name="P2"><text:span text:style-name="Source_20_Text"># Usando o método de atributo</text:span></text:p>
      <text:p text:style-name="P2"><text:span text:style-name="Source_20_Text">user = User.find(1)</text:span></text:p>
      <text:p text:style-name="P3"><text:span text:style-name="Source_20_Text">user.full_name # =&gt; "John Doe"</text:span></text:p>
      <text:h text:style-name="Heading_20_3" text:outline-level="3">72. Before and After Callbacks</text:h>
      <text:p text:style-name="Preformatted_20_Text">ruby</text:p>
      <text:p text:style-name="Preformatted_20_Text">Copiar código</text:p>
      <text:p text:style-name="P2"><text:span text:style-name="Source_20_Text"># Utilizando callbacks antes e depois de salvar</text:span></text:p>
      <text:p text:style-name="P2"><text:span text:style-name="Source_20_Text">class User &lt; ApplicationRecord</text:span></text:p>
      <text:p text:style-name="P2"><text:span text:style-name="Source_20_Text"><text:s text:c="2"/>before_save :normalize_name</text:span></text:p>
      <text:p text:style-name="P2"><text:span text:style-name="Source_20_Text"><text:s text:c="2"/>after_save :send_welcome_email</text:span></text:p>
      <text:p text:style-name="P2"/>
      <text:p text:style-name="P2"><text:span text:style-name="Source_20_Text"><text:s text:c="2"/>private</text:span></text:p>
      <text:p text:style-name="P2"/>
      <text:p text:style-name="P2"><text:span text:style-name="Source_20_Text"><text:s text:c="2"/>def normalize_name</text:span></text:p>
      <text:p text:style-name="P2"><text:span text:style-name="Source_20_Text"><text:s text:c="4"/>self.name = name.titleize</text:span></text:p>
      <text:p text:style-name="P2"><text:span text:style-name="Source_20_Text"><text:s text:c="2"/>end</text:span></text:p>
      <text:p text:style-name="P2"/>
      <text:p text:style-name="P2"><text:span text:style-name="Source_20_Text"><text:s text:c="2"/>def send_welcome_email</text:span></text:p>
      <text:p text:style-name="P2"><text:span text:style-name="Source_20_Text"><text:s text:c="4"/>UserMailer.welcome_email(self).deliver_now</text:span></text:p>
      <text:p text:style-name="P2"><text:span text:style-name="Source_20_Text"><text:s text:c="2"/>end</text:span></text:p>
      <text:p text:style-name="P3"><text:span text:style-name="Source_20_Text">end</text:span></text:p>
      <text:h text:style-name="Heading_20_3" text:outline-level="3">73. Active Record Callbacks with Conditions</text:h>
      <text:p text:style-name="Preformatted_20_Text">ruby</text:p>
      <text:p text:style-name="Preformatted_20_Text">Copiar código</text:p>
      <text:p text:style-name="P2"><text:span text:style-name="Source_20_Text"># Utilizando callbacks com condições</text:span></text:p>
      <text:p text:style-name="P2"><text:span text:style-name="Source_20_Text">class User &lt; ApplicationRecord</text:span></text:p>
      <text:p text:style-name="P2"><text:span text:style-name="Source_20_Text"><text:s text:c="2"/>before_save :normalize_name, if: :name_changed?</text:span></text:p>
      <text:p text:style-name="P2"/>
      <text:p text:style-name="P2"><text:span text:style-name="Source_20_Text"><text:s text:c="2"/>private</text:span></text:p>
      <text:p text:style-name="P2"/>
      <text:p text:style-name="P2"><text:span text:style-name="Source_20_Text"><text:s text:c="2"/>def normalize_name</text:span></text:p>
      <text:p text:style-name="P2"><text:span text:style-name="Source_20_Text"><text:s text:c="4"/>self.name = name.titleize</text:span></text:p>
      <text:p text:style-name="P2"><text:span text:style-name="Source_20_Text"><text:s text:c="2"/>end</text:span></text:p>
      <text:p text:style-name="P3"><text:span text:style-name="Source_20_Text">end</text:span></text:p>
      <text:h text:style-name="Heading_20_3" text:outline-level="3">74. Ordering with a Scope</text:h>
      <text:p text:style-name="Preformatted_20_Text">ruby</text:p>
      <text:p text:style-name="Preformatted_20_Text">Copiar código</text:p>
      <text:p text:style-name="P2"><text:span text:style-name="Source_20_Text"># Definindo escopo com ordenação</text:span></text:p>
      <text:p text:style-name="P2"><text:span text:style-name="Source_20_Text">class User &lt; ApplicationRecord</text:span></text:p>
      <text:p text:style-name="P2"><text:span text:style-name="Source_20_Text"><text:s text:c="2"/>scope :ordered_by_name, -&gt; { order(:name) }</text:span></text:p>
      <text:p text:style-name="P2"><text:span text:style-name="Source_20_Text">end</text:span></text:p>
      <text:p text:style-name="P2"/>
      <text:p text:style-name="P2"><text:span text:style-name="Source_20_Text"># Usando o escopo com ordenação</text:span></text:p>
      <text:p text:style-name="P3"><text:span text:style-name="Source_20_Text">users = User.ordered_by_name</text:span></text:p>
      <text:h text:style-name="Heading_20_3" text:outline-level="3">75. Batch Processing with find_in_batches</text:h>
      <text:p text:style-name="Preformatted_20_Text">ruby</text:p>
      <text:p text:style-name="Preformatted_20_Text">Copiar código</text:p>
      <text:p text:style-name="P2"><text:soft-page-break/><text:span text:style-name="Source_20_Text"># Processando registros em lotes com find_in_batches</text:span></text:p>
      <text:p text:style-name="P2"><text:span text:style-name="Source_20_Text">User.find_in_batches(batch_size: 100) do |batch|</text:span></text:p>
      <text:p text:style-name="P2"><text:span text:style-name="Source_20_Text"><text:s text:c="2"/>batch.each { |user| user.update(active: true) }</text:span></text:p>
      <text:p text:style-name="P3"><text:span text:style-name="Source_20_Text">end</text:span></text:p>
      <text:h text:style-name="Heading_20_3" text:outline-level="3">76. Callbacks on Associations</text:h>
      <text:p text:style-name="Preformatted_20_Text">ruby</text:p>
      <text:p text:style-name="Preformatted_20_Text">Copiar código</text:p>
      <text:p text:style-name="P2"><text:span text:style-name="Source_20_Text"># Utilizando callbacks em associações</text:span></text:p>
      <text:p text:style-name="P2"><text:span text:style-name="Source_20_Text">class Post &lt; ApplicationRecord</text:span></text:p>
      <text:p text:style-name="P2"><text:span text:style-name="Source_20_Text"><text:s text:c="2"/>belongs_to :user</text:span></text:p>
      <text:p text:style-name="P2"><text:span text:style-name="Source_20_Text"><text:s text:c="2"/>has_many :comments, after_add: :increment_comments_count</text:span></text:p>
      <text:p text:style-name="P2"/>
      <text:p text:style-name="P2"><text:span text:style-name="Source_20_Text"><text:s text:c="2"/>private</text:span></text:p>
      <text:p text:style-name="P2"/>
      <text:p text:style-name="P2"><text:span text:style-name="Source_20_Text"><text:s text:c="2"/>def increment_comments_count(comment)</text:span></text:p>
      <text:p text:style-name="P2"><text:span text:style-name="Source_20_Text"><text:s text:c="4"/>user.increment!(:comments_count)</text:span></text:p>
      <text:p text:style-name="P2"><text:span text:style-name="Source_20_Text"><text:s text:c="2"/>end</text:span></text:p>
      <text:p text:style-name="P3"><text:span text:style-name="Source_20_Text">end</text:span></text:p>
      <text:h text:style-name="Heading_20_3" text:outline-level="3">77. Virtual Attributes</text:h>
      <text:p text:style-name="Preformatted_20_Text">ruby</text:p>
      <text:p text:style-name="Preformatted_20_Text">Copiar código</text:p>
      <text:p text:style-name="P2"><text:span text:style-name="Source_20_Text"># Definindo atributos virtuais</text:span></text:p>
      <text:p text:style-name="P2"><text:span text:style-name="Source_20_Text">class User &lt; ApplicationRecord</text:span></text:p>
      <text:p text:style-name="P2"><text:span text:style-name="Source_20_Text"><text:s text:c="2"/>def full_name</text:span></text:p>
      <text:p text:style-name="P2"><text:span text:style-name="Source_20_Text"><text:s text:c="4"/>"#{first_name} #{last_name}"</text:span></text:p>
      <text:p text:style-name="P2"><text:span text:style-name="Source_20_Text"><text:s text:c="2"/>end</text:span></text:p>
      <text:p text:style-name="P2"/>
      <text:p text:style-name="P2"><text:span text:style-name="Source_20_Text"><text:s text:c="2"/>def full_name=(name)</text:span></text:p>
      <text:p text:style-name="P2"><text:span text:style-name="Source_20_Text"><text:s text:c="4"/>split = name.split(" ")</text:span></text:p>
      <text:p text:style-name="P2"><text:span text:style-name="Source_20_Text"><text:s text:c="4"/>self.first_name = split.first</text:span></text:p>
      <text:p text:style-name="P2"><text:span text:style-name="Source_20_Text"><text:s text:c="4"/>self.last_name = split.last</text:span></text:p>
      <text:p text:style-name="P2"><text:span text:style-name="Source_20_Text"><text:s text:c="2"/>end</text:span></text:p>
      <text:p text:style-name="P3"><text:span text:style-name="Source_20_Text">end</text:span></text:p>
      <text:h text:style-name="Heading_20_3" text:outline-level="3">78. Polymorphic Scopes</text:h>
      <text:p text:style-name="Preformatted_20_Text">ruby</text:p>
      <text:p text:style-name="Preformatted_20_Text">Copiar código</text:p>
      <text:p text:style-name="P2"><text:span text:style-name="Source_20_Text"># Definindo escopos polimórficos</text:span></text:p>
      <text:p text:style-name="P2"><text:span text:style-name="Source_20_Text">class Comment &lt; ApplicationRecord</text:span></text:p>
      <text:p text:style-name="P2"><text:span text:style-name="Source_20_Text"><text:s text:c="2"/>belongs_to :commentable, polymorphic: true</text:span></text:p>
      <text:p text:style-name="P2"/>
      <text:p text:style-name="P2"><text:span text:style-name="Source_20_Text"><text:s text:c="2"/>scope :for_post, -&gt; { where(commentable_type: 'Post') }</text:span></text:p>
      <text:p text:style-name="P2"><text:span text:style-name="Source_20_Text"><text:s text:c="2"/>scope :for_event, -&gt; { where(commentable_type: 'Event') }</text:span></text:p>
      <text:p text:style-name="P2"><text:span text:style-name="Source_20_Text">end</text:span></text:p>
      <text:p text:style-name="P2"/>
      <text:p text:style-name="P2"><text:span text:style-name="Source_20_Text"># Usando os escopos polimórficos</text:span></text:p>
      <text:p text:style-name="P2"><text:span text:style-name="Source_20_Text">post_comments = Comment.for_post</text:span></text:p>
      <text:p text:style-name="P3"><text:span text:style-name="Source_20_Text">event_comments = Comment.for_event</text:span></text:p>
      <text:h text:style-name="Heading_20_3" text:outline-level="3">79. Custom Validations with Blocks</text:h>
      <text:p text:style-name="Preformatted_20_Text">ruby</text:p>
      <text:p text:style-name="Preformatted_20_Text">Copiar código</text:p>
      <text:p text:style-name="P2"><text:span text:style-name="Source_20_Text"># Definindo validações personalizadas com blocos</text:span></text:p>
      <text:p text:style-name="P2"><text:span text:style-name="Source_20_Text">class User &lt; ApplicationRecord</text:span></text:p>
      <text:p text:style-name="P2"><text:soft-page-break/><text:span text:style-name="Source_20_Text"><text:s text:c="2"/>validate do</text:span></text:p>
      <text:p text:style-name="P2"><text:span text:style-name="Source_20_Text"><text:s text:c="4"/>errors.add(:base, "Custom error message") if some_condition</text:span></text:p>
      <text:p text:style-name="P2"><text:span text:style-name="Source_20_Text"><text:s text:c="2"/>end</text:span></text:p>
      <text:p text:style-name="P3"><text:span text:style-name="Source_20_Text">end</text:span></text:p>
      <text:h text:style-name="Heading_20_3" text:outline-level="3">80. Readonly Associations</text:h>
      <text:p text:style-name="Preformatted_20_Text">ruby</text:p>
      <text:p text:style-name="Preformatted_20_Text">Copiar código</text:p>
      <text:p text:style-name="P2"><text:span text:style-name="Source_20_Text"># Definindo associações somente leitura</text:span></text:p>
      <text:p text:style-name="P2"><text:span text:style-name="Source_20_Text">class Post &lt; ApplicationRecord</text:span></text:p>
      <text:p text:style-name="P2"><text:span text:style-name="Source_20_Text"><text:s text:c="2"/>belongs_to :user, readonly: true</text:span></text:p>
      <text:p text:style-name="P2"><text:span text:style-name="Source_20_Text">end</text:span></text:p>
      <text:p text:style-name="P2"/>
      <text:p text:style-name="P2"><text:span text:style-name="Source_20_Text"># Tentando atualizar a associação resultará em um erro</text:span></text:p>
      <text:p text:style-name="P2"><text:span text:style-name="Source_20_Text">post = Post.find(1)</text:span></text:p>
      <text:p text:style-name="P3"><text:span text:style-name="Source_20_Text">post.user.update(name: "New Name") # Erro: ActiveRecord::ReadOnlyRecord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6:47:15.633785324</meta:creation-date>
    <dc:date>2024-06-11T17:09:51.745055566</dc:date>
    <meta:editing-duration>PT2M15S</meta:editing-duration>
    <meta:editing-cycles>1</meta:editing-cycles>
    <meta:document-statistic meta:table-count="0" meta:image-count="0" meta:object-count="0" meta:page-count="17" meta:paragraph-count="734" meta:word-count="2426" meta:character-count="17606" meta:non-whitespace-character-count="15558"/>
    <meta:generator>LibreOffice/7.3.7.2$Linux_X86_64 LibreOffice_project/30$Build-2</meta:generator>
  </office:meta>
</office:document-meta>
</file>